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/>
    </style:style>
    <style:style style:name="P2" style:family="paragraph" style:parent-style-name="Frame_20_contents">
      <style:paragraph-properties fo:text-align="center" style:justify-single-word="false"/>
      <style:text-properties officeooo:paragraph-rsid="000735a4"/>
    </style:style>
    <style:style style:name="P3" style:family="paragraph" style:parent-style-name="Frame_20_contents">
      <style:paragraph-properties fo:text-align="center" style:justify-single-word="false"/>
      <style:text-properties officeooo:paragraph-rsid="000aa1b4"/>
    </style:style>
    <style:style style:name="P4" style:family="paragraph" style:parent-style-name="Frame_20_contents">
      <style:paragraph-properties fo:text-align="center" style:justify-single-word="false"/>
      <style:text-properties officeooo:rsid="000c042f" officeooo:paragraph-rsid="000c042f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Frame_20_contents">
      <style:paragraph-properties fo:text-align="center" style:justify-single-word="false"/>
      <style:text-properties officeooo:paragraph-rsid="000c042f"/>
    </style:style>
    <style:style style:name="P7" style:family="paragraph" style:parent-style-name="Frame_20_contents">
      <style:paragraph-properties fo:text-align="center" style:justify-single-word="false"/>
      <style:text-properties fo:color="#ffffff" officeooo:rsid="000735a4" officeooo:paragraph-rsid="000735a4"/>
    </style:style>
    <style:style style:name="P8" style:family="paragraph" style:parent-style-name="Frame_20_contents">
      <style:paragraph-properties fo:text-align="center" style:justify-single-word="false"/>
      <style:text-properties fo:color="#ffffff" officeooo:rsid="00060f2f" officeooo:paragraph-rsid="00060f2f"/>
    </style:style>
    <style:style style:name="P9" style:family="paragraph" style:parent-style-name="Frame_20_contents">
      <style:paragraph-properties fo:text-align="center" style:justify-single-word="false"/>
      <style:text-properties officeooo:rsid="00108280" officeooo:paragraph-rsid="00108280"/>
    </style:style>
    <style:style style:name="P10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007826"/>
      <style:paragraph-properties fo:text-align="start"/>
      <style:text-properties fo:color="#ffffff" fo:font-size="18pt"/>
    </style:style>
    <style:style style:name="P13" style:family="paragraph">
      <loext:graphic-properties draw:fill="solid" draw:fill-color="#ff3300"/>
      <style:paragraph-properties fo:text-align="start"/>
      <style:text-properties fo:color="#ffffff" fo:font-size="18pt"/>
    </style:style>
    <style:style style:name="T1" style:family="text">
      <style:text-properties fo:color="#ffffff"/>
    </style:style>
    <style:style style:name="T2" style:family="text">
      <style:text-properties fo:color="#ffffff" officeooo:rsid="00060f2f"/>
    </style:style>
    <style:style style:name="T3" style:family="text">
      <style:text-properties fo:color="#ffffff" officeooo:rsid="000735a4"/>
    </style:style>
    <style:style style:name="T4" style:family="text">
      <style:text-properties fo:color="#ffffff" officeooo:rsid="000aa1b4"/>
    </style:style>
    <style:style style:name="T5" style:family="text">
      <style:text-properties fo:color="#ffffff" officeooo:rsid="000c042f"/>
    </style:style>
    <style:style style:name="T6" style:family="text">
      <style:text-properties officeooo:rsid="00090b5a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middle"/>
    </style:style>
    <style:style style:name="gr1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299in" fo:min-width="1.2547in" fo:padding-top="0.05in" fo:padding-bottom="0.05in" fo:padding-left="0.1in" fo:padding-right="0.1in" fo:wrap-option="wrap" fo:margin-left="0.1252in" fo:margin-right="0.1437in" fo:margin-top="0in" fo:margin-bottom="0.01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1.5138in" fo:min-width="2.0673in" fo:padding-top="0.0492in" fo:padding-bottom="0.0492in" fo:padding-left="0.0984in" fo:padding-right="0.0984in" fo:wrap-option="wrap" fo:margin-left="0.1252in" fo:margin-right="0.2173in" fo:margin-top="0in" fo:margin-bottom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38in" svg:stroke-color="#325490" draw:stroke-linejoin="miter" draw:fill="solid" draw:fill-color="#007826" draw:textarea-vertical-align="middle" draw:auto-grow-height="false" fo:min-height="0.561in" fo:min-width="1.7091in" fo:padding-top="0.05in" fo:padding-bottom="0.05in" fo:padding-left="0.1in" fo:padding-right="0.1in" fo:wrap-option="wrap" fo:margin-left="0.1252in" fo:margin-right="0.1457in" fo:margin-top="0in" fo:margin-bottom="0.018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4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2453in" fo:min-width="1.9154in" fo:padding-top="0.0492in" fo:padding-bottom="0.0492in" fo:padding-left="0.0984in" fo:padding-right="0.0984in" fo:wrap-option="wrap" fo:margin-left="0.1252in" fo:margin-right="0.2173in" fo:margin-top="0in" fo:margin-bottom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61in" fo:min-width="1.178in" fo:padding-top="0.05in" fo:padding-bottom="0.05in" fo:padding-left="0.1in" fo:padding-right="0.1in" fo:wrap-option="wrap" fo:margin-left="0.1252in" fo:margin-right="0.1555in" fo:margin-top="0in" fo:margin-bottom="0.0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7866in" fo:min-width="1.7689in" fo:padding-top="0.0492in" fo:padding-bottom="0.0492in" fo:padding-left="0.0984in" fo:padding-right="0.0984in" fo:wrap-option="wrap" fo:margin-left="0.1252in" fo:margin-right="0.2161in" fo:margin-top="0in" fo:margin-bottom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417in" fo:min-width="1.2201in" fo:padding-top="0.05in" fo:padding-bottom="0.05in" fo:padding-left="0.1in" fo:padding-right="0.1in" fo:wrap-option="wrap" fo:margin-left="0.1252in" fo:margin-right="0.1366in" fo:margin-top="0in" fo:margin-bottom="0.0201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8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1772in" fo:min-width="0.6319in" fo:padding-top="0.0492in" fo:padding-bottom="0.0492in" fo:padding-left="0.0984in" fo:padding-right="0.0984in" fo:wrap-option="wrap" fo:margin-left="0.1252in" fo:margin-right="0.2173in" fo:margin-top="0in" fo:margin-bottom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827in" fo:min-width="1.1799in" fo:padding-top="0.05in" fo:padding-bottom="0.05in" fo:padding-left="0.1in" fo:padding-right="0.1in" fo:wrap-option="wrap" fo:margin-left="0.1252in" fo:margin-right="0.1508in" fo:margin-top="0in" fo:margin-bottom="0.0154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10" style:family="graphic" style:parent-style-name="Frame">
      <style:graphic-properties draw:stroke="solid" svg:stroke-width="0.0138in" svg:stroke-color="#325490" draw:stroke-linejoin="miter" draw:fill="solid" draw:fill-color="#ff3300" draw:textarea-vertical-align="middle" draw:auto-grow-height="false" fo:min-height="0.561in" fo:min-width="1.7091in" fo:padding-top="0.05in" fo:padding-bottom="0.05in" fo:padding-left="0.1in" fo:padding-right="0.1in" fo:wrap-option="wrap" fo:margin-left="0.1252in" fo:margin-right="0.1457in" fo:margin-top="0in" fo:margin-bottom="0.018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sual Task Network – Names match names of issues listed on Github project</text:p>
      <text:p text:style-name="Standard">This covers just the tasks that are part of the <text:span text:style-name="T6">3rd</text:span> sprint 11/8 – <text:span text:style-name="T6">11/20</text:span></text:p>
      <text:p text:style-name="Standard"/>
      <text:p text:style-name="Standard"><draw:custom-shape text:anchor-type="paragraph" draw:z-index="2" draw:name="Rectangle: Rounded Corners 1" draw:style-name="gr3" draw:text-style-name="P12" svg:width="1.9803in" svg:height="0.7323in" svg:x="6.248in" svg:y="1.2291in"><text:p text:style-name="P3"><text:span text:style-name="T2">L</text:span><text:span text:style-name="T4">oad Saved Game</text:span></text:p><text:p text:style-name="P6"><text:span text:style-name="T4">B</text:span><text:span text:style-name="T5">en Anderso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6" draw:name="Straight Arrow Connector 16" draw:style-name="gr6" draw:text-style-name="P11" svg:width="1.9661in" svg:height="0.8858in" svg:x="1.6402in" svg:y="2.378in"><text:p/><draw:enhanced-geometry draw:mirror-horizontal="false" draw:mirror-vertical="true" svg:viewBox="0 0 21600 21600" draw:type="mso-spt32" draw:enhanced-path="M 0 0 L 21600 21600 N"/></draw:custom-shape><draw:frame draw:style-name="fr1" draw:name="Frame8" text:anchor-type="paragraph" svg:x="13.8in" svg:y="1.2374in" svg:width="2.6898in" svg:height="0.6193in" draw:z-index="9"><draw:text-box><text:p text:style-name="P1">Post game</text:p><text:p text:style-name="P1">Josh</text:p></draw:text-box></draw:frame><draw:custom-shape text:anchor-type="paragraph" draw:z-index="8" draw:name="Rectangle: Rounded Corners 14" draw:style-name="gr7" draw:text-style-name="P10" svg:width="1.4886in" svg:height="0.7098in" svg:x="0.1252in" svg:y="1.1575in"><text:p text:style-name="P7">5 Special squares</text:p><text:p text:style-name="P6"><text:span text:style-name="T3">J</text:span><text:span text:style-name="T5">ake Hallora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9" draw:name="Rectangle: Rounded Corners 5" draw:style-name="gr9" draw:text-style-name="P10" svg:width="1.4539in" svg:height="0.7567in" svg:x="0.1252in" svg:y="2.0638in"><text:p text:style-name="P8"><draw:custom-shape text:anchor-type="paragraph" draw:z-index="10" draw:name="Straight Arrow Connector 21" draw:style-name="gr8" draw:text-style-name="P11" svg:width="0.8295in" svg:height="0.276in" svg:x="5.3752in" svg:y="-0.6709in"><text:p/><draw:enhanced-geometry draw:mirror-horizontal="false" draw:mirror-vertical="true" svg:viewBox="0 0 21600 21600" draw:type="mso-spt32" draw:enhanced-path="M 0 0 L 21600 21600 N"/></draw:custom-shape><draw:custom-shape text:anchor-type="paragraph" draw:z-index="1" draw:name="Straight Arrow Connector 21" draw:style-name="gr2" draw:text-style-name="P11" svg:width="2.265in" svg:height="1.613in" svg:x="1.4902in" svg:y="0.328in"><text:p/><draw:enhanced-geometry draw:mirror-horizontal="false" draw:mirror-vertical="true" svg:viewBox="0 0 21600 21600" draw:type="mso-spt32" draw:enhanced-path="M 0 0 L 21600 21600 N"/></draw:custom-shape>Running Timer</text:p><text:p text:style-name="P6"><text:span text:style-name="T2">B</text:span><text:span text:style-name="T5">en Anderso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4" draw:name="Rectangle: Rounded Corners 6" draw:style-name="gr1" draw:text-style-name="P10" svg:width="1.5232in" svg:height="0.698in" svg:x="0.1154in" svg:y="2.9228in"><text:p text:style-name="P2"><text:span text:style-name="T2">P</text:span><text:span text:style-name="T3">ause Button</text:span></text:p><text:p text:style-name="P6"><text:span text:style-name="T3">M</text:span><text:span text:style-name="T5">ike Smith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" draw:name="Straight Arrow Connector 21" draw:style-name="gr4" draw:text-style-name="P11" svg:width="2.113in" svg:height="0.3441in" svg:x="1.4583in" svg:y="2.1591in"><text:p/><draw:enhanced-geometry draw:mirror-horizontal="false" draw:mirror-vertical="true" svg:viewBox="0 0 21600 21600" draw:type="mso-spt32" draw:enhanced-path="M 0 0 L 21600 21600 N"/></draw:custom-shape><draw:custom-shape text:anchor-type="paragraph" draw:z-index="5" draw:name="Rectangle: Rounded Corners 2" draw:style-name="gr5" draw:text-style-name="P10" svg:width="1.4488in" svg:height="0.7323in" svg:x="0.0618in" svg:y="0.328in"><text:p text:style-name="P2"><text:span text:style-name="T2">5 </text:span><text:span text:style-name="T3">go to special space cards</text:span></text:p><text:p text:style-name="P6"><text:span text:style-name="T3">J</text:span><text:span text:style-name="T5">ake Hallora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1" draw:name="Rectangle: Rounded Corners 1" draw:style-name="gr10" draw:text-style-name="P13" svg:width="1.9803in" svg:height="0.7323in" svg:x="3.5709in" svg:y="1.8335in"><text:p text:style-name="P8">Save Game State</text:p><text:p text:style-name="P6"><text:span text:style-name="T2">B</text:span><text:span text:style-name="T5">en Anderso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0" draw:name="Rectangle: Rounded Corners 6" draw:style-name="gr1" draw:text-style-name="P10" svg:width="1.5232in" svg:height="0.698in" svg:x="0.0811in" svg:y="3.798in"><text:p text:style-name="P4"><text:span text:style-name="T2">P</text:span><text:span text:style-name="T1">ostGame</text:span></text:p><text:p text:style-name="P6"><text:span text:style-name="T3">J</text:span><text:span text:style-name="T5">osh Rodstei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2" draw:name="Rectangle: Rounded Corners 2" draw:style-name="gr5" draw:text-style-name="P10" svg:width="1.4488in" svg:height="0.7323in" svg:x="0.1209in" svg:y="2.0882in"><text:p text:style-name="P9"><text:span text:style-name="T2">R</text:span><text:span text:style-name="T1">unning Timer</text:span></text:p><text:p text:style-name="P9"><text:span text:style-name="T3">B</text:span><text:span text:style-name="T1">en Anderso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2in" fo:page-height="22in" style:num-format="1" style:print-orientation="portrait" fo:margin-top="1in" fo:margin-bottom="1in" fo:margin-left="1in" fo:margin-right="1in" style:writing-mode="lr-tb" style:layout-grid-color="#c0c0c0" style:layout-grid-lines="8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Halloran</meta:initial-creator>
    <meta:editing-cycles>12</meta:editing-cycles>
    <meta:creation-date>2017-10-25T17:08:00</meta:creation-date>
    <dc:date>2017-11-20T10:30:12.938998676</dc:date>
    <meta:editing-duration>PT54M36S</meta:editing-duration>
    <meta:generator>LibreOffice/5.1.6.2$Linux_X86_64 LibreOffice_project/10m0$Build-2</meta:generator>
    <meta:document-statistic meta:table-count="0" meta:image-count="0" meta:object-count="0" meta:page-count="1" meta:paragraph-count="21" meta:word-count="67" meta:character-count="376" meta:non-whitespace-character-count="3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